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901cm"/>
    </style:style>
    <style:style style:name="co3" style:family="table-column">
      <style:table-column-properties fo:break-before="auto" style:column-width="2.875cm"/>
    </style:style>
    <style:style style:name="co4" style:family="table-column">
      <style:table-column-properties fo:break-before="auto" style:column-width="3.20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Feature</text:p>
          </table:table-cell>
          <table:table-cell office:value-type="string">
            <text:p>Business Value</text:p>
          </table:table-cell>
          <table:table-cell office:value-type="string">
            <text:p>Estimated Cos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ake picture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ve taken picture on SD card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nvert taken picture using ascii filter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nvert saved pictures using ascii filter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Options for filter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scii filter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pload support to flickr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mpty runnable application (Before first sprint)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nergy save options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Options Menu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Menu Screen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9">0000-00-00</text:date>, <text:time style:data-style-name="N2" text:time-value="0000-00-00T16:12:31.0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8T13:14:08.26</meta:creation-date>
    <dc:date>2012-09-19T16:54:07.03</dc:date>
    <meta:editing-duration>PT17M16S</meta:editing-duration>
    <meta:editing-cycles>3</meta:editing-cycles>
    <meta:generator>LibreOffice/3.6$Windows_x86 LibreOffice_project/e29a214-2bbed72-0621de6-a97528c-8f066d</meta:generator>
    <meta:document-statistic meta:table-count="1" meta:cell-count="48" meta:object-count="0"/>
  </office:meta>
</office:document-meta>
</file>